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18a" officeooo:paragraph-rsid="0000518a"/>
    </style:style>
    <style:style style:name="P2" style:family="paragraph" style:parent-style-name="Standard">
      <style:text-properties officeooo:rsid="000221c9" officeooo:paragraph-rsid="000221c9"/>
    </style:style>
    <style:style style:name="P3" style:family="paragraph" style:parent-style-name="Standard">
      <style:text-properties fo:language="en" fo:country="US" officeooo:rsid="000221c9" officeooo:paragraph-rsid="000221c9"/>
    </style:style>
    <style:style style:name="P4" style:family="paragraph" style:parent-style-name="Standard">
      <style:text-properties fo:language="en" fo:country="US" fo:font-weight="bold" officeooo:rsid="0002d3ee" officeooo:paragraph-rsid="0002d3ee" style:font-weight-asian="bold" style:font-weight-complex="bold"/>
    </style:style>
    <style:style style:name="P5" style:family="paragraph" style:parent-style-name="Standard">
      <style:text-properties fo:font-weight="bold" officeooo:rsid="0000518a" officeooo:paragraph-rsid="0000518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tsPlay Test Planning</text:p>
      <text:p text:style-name="P1">Tjitze de Boer</text:p>
      <text:p text:style-name="P1"/>
      <text:p text:style-name="P2"/>
      <text:p text:style-name="P3">Create a list of questions and things to test about the application.</text:p>
      <text:p text:style-name="P3">Ask a few people if they want to try out the application answer the questions do some tests and give some feedback on it.</text:p>
      <text:p text:style-name="P3">For some of these observe them while they do so and make some observations of my own on how people use it.</text:p>
      <text:p text:style-name="P3"/>
      <text:p text:style-name="P4">Test questions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2T10:20:03.593000000</meta:creation-date>
    <dc:date>2021-11-09T13:09:45.380000000</dc:date>
    <meta:editing-duration>P7DT1H39M22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6" meta:word-count="66" meta:character-count="345" meta:non-whitespace-character-count="285"/>
  </office:meta>
</office:document-meta>
</file>